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pl" fo:country="PL" officeooo:rsid="00031d25" officeooo:paragraph-rsid="00031d25"/>
    </style:style>
    <style:style style:name="P2" style:family="paragraph" style:parent-style-name="Standard">
      <style:paragraph-properties fo:text-align="start" style:justify-single-word="false"/>
      <style:text-properties fo:language="pl" fo:country="PL" officeooo:rsid="00031d25" officeooo:paragraph-rsid="00031d25"/>
    </style:style>
    <style:style style:name="P3" style:family="paragraph" style:parent-style-name="Standard">
      <style:paragraph-properties fo:text-align="center" style:justify-single-word="false"/>
      <style:text-properties fo:font-size="18pt" fo:language="pl" fo:country="PL" officeooo:rsid="00031d25" officeooo:paragraph-rsid="00031d25" style:font-size-asian="18pt" style:font-size-complex="18pt"/>
    </style:style>
    <style:style style:name="P4" style:family="paragraph" style:parent-style-name="Standard">
      <style:paragraph-properties fo:text-align="start" style:justify-single-word="false"/>
      <style:text-properties fo:font-size="14pt" fo:language="pl" fo:country="PL" officeooo:rsid="00031d25" officeooo:paragraph-rsid="00031d25" style:font-size-asian="14pt" style:font-size-complex="14pt"/>
    </style:style>
    <style:style style:name="P5" style:family="paragraph" style:parent-style-name="Standard">
      <style:paragraph-properties fo:text-align="start" style:justify-single-word="false"/>
      <style:text-properties fo:font-size="14pt" fo:language="pl" fo:country="PL" officeooo:rsid="0004c28f" officeooo:paragraph-rsid="0004c28f" style:font-size-asian="14pt" style:font-size-complex="14pt"/>
    </style:style>
    <style:style style:name="T1" style:family="text">
      <style:text-properties officeooo:rsid="0004c2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 </text:p>
      <text:p text:style-name="P3">Menedżer Gminy</text:p>
      <text:p text:style-name="P3">Specyfikacja</text:p>
      <text:p text:style-name="P1"/>
      <text:p text:style-name="P1"/>
      <text:p text:style-name="P4">Menedżer Gminy ma na celu ułatwić administrację gminą.</text:p>
      <text:p text:style-name="P4">Dostarcza bazę danych zawierającą podstawowe informację na temat mieszkańców.</text:p>
      <text:p text:style-name="P4">Takich jak imię , nazwisko, wiek, dochody, data zamieszkania,</text:p>
      <text:p text:style-name="P4">Dodatkowe informację <text:s/>w postaci:</text:p>
      <text:p text:style-name="P4"><text:s/>Miasto zamieszkania , ludności miasta, wielkość miasta, ilość wolnych działek, </text:p>
      <text:p text:style-name="P4">Rodzaj mieszkania, adres, metraż, cena wywozu śmieci, podatki za prąd, podatki za gaz.</text:p>
      <text:p text:style-name="P4">Aplikacja powinna pozwolić uaktualniać dane urzędnikom, <text:span text:style-name="T1">dodawać nowe dane, usuwać niepotrzebne, </text:span>dostarczać narzędzia do szybkiego przeglądania i wyszukiwania informacji. </text:p>
      <text:p text:style-name="P5">Aplikacja powinna być zabezpieczona odpowiednim hasłem i w razie zalogowania się przez kogoś nie mającego praw do zobaczenia wszystkich danych na przykład mieszkańca powinna udostępnić tylko dane ogólne dane (nie zastrzeżone) takie jak podstawowe informacje na temat miasta swojego lokalu oraz informacje na temat siebie. </text:p>
      <text:p text:style-name="P2"/>
      <text:p text:style-name="P2"/>
      <text:p text:style-name="P2"/>
      <text:p text:style-name="P2"/>
      <text:p text:style-name="P2"/>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21S</meta:editing-duration>
    <meta:editing-cycles>3</meta:editing-cycles>
    <meta:generator>LibreOffice/5.4.6.2$Windows_X86_64 LibreOffice_project/4014ce260a04f1026ba855d3b8d91541c224eab8</meta:generator>
    <dc:date>2021-05-31T03:27:03.933000000</dc:date>
    <meta:document-statistic meta:table-count="0" meta:image-count="0" meta:object-count="0" meta:page-count="1" meta:paragraph-count="11" meta:word-count="121" meta:character-count="916" meta:non-whitespace-character-count="800"/>
    <meta:user-defined meta:name="Info 1"/>
    <meta:user-defined meta:name="Info 2"/>
    <meta:user-defined meta:name="Info 3"/>
    <meta:user-defined meta:name="Info 4"/>
  </office:meta>
</office:document-meta>
</file>